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2" style:family="table">
      <style:table-properties style:width="17.565cm" table:align="right"/>
    </style:style>
    <style:style style:name="Table2.A" style:family="table-column">
      <style:table-column-properties style:column-width="2.6cm"/>
    </style:style>
    <style:style style:name="Table2.B" style:family="table-column">
      <style:table-column-properties style:column-width="14.965cm"/>
    </style:style>
    <style:style style:name="Table2.A1" style:family="table-cell">
      <style:table-cell-properties fo:padding="0cm" fo:border="none"/>
    </style:style>
    <style:style style:name="Table2.B1" style:family="table-cell">
      <style:table-cell-properties fo:padding="0.049cm" fo:border="none"/>
    </style:style>
    <style:style style:name="P1"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fo:font-size="9pt" fo:letter-spacing="normal" fo:font-style="normal" fo:font-weight="normal"/>
    </style:style>
    <style:style style:name="P2"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9pt" fo:letter-spacing="normal" fo:font-style="normal" fo:font-weight="normal"/>
    </style:style>
    <style:style style:name="P3" style:family="paragraph" style:parent-style-name="Preformatted_20_Text">
      <style:paragraph-properties fo:orphans="2" fo:widows="2"/>
      <style:text-properties fo:font-variant="normal" fo:text-transform="none" fo:color="#000000" loext:opacity="100%" fo:font-size="9pt" fo:letter-spacing="normal" fo:font-style="normal" fo:font-weight="normal"/>
    </style:style>
    <style:style style:name="P4" style:family="paragraph" style:parent-style-name="Preformatted_20_Text">
      <style:paragraph-properties fo:margin-top="0cm" fo:margin-bottom="0.499cm" style:contextual-spacing="false" fo:orphans="2" fo:widows="2"/>
      <style:text-properties fo:font-variant="normal" fo:text-transform="none" fo:color="#000000" loext:opacity="100%" fo:font-size="9pt" fo:letter-spacing="normal" fo:font-style="normal" fo:font-weight="normal"/>
    </style:style>
    <style:style style:name="P5" style:family="paragraph" style:parent-style-name="Preformatted_20_Text">
      <style:paragraph-properties fo:orphans="2" fo:widows="2"/>
      <style:text-properties fo:font-variant="normal" fo:text-transform="none" fo:color="#000000" loext:opacity="100%" fo:letter-spacing="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16a086" style:font-size-asian="11pt" style:font-size-complex="11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16a086" officeooo:paragraph-rsid="002379b8" style:font-size-asian="11pt" style:font-size-complex="11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1f29f4" officeooo:paragraph-rsid="001f29f4" style:font-size-asian="11pt" style:font-size-complex="11pt"/>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1f29f4" officeooo:paragraph-rsid="001f29f4" style:font-size-asian="11pt" style:font-size-complex="11pt"/>
    </style:style>
    <style:style style:name="P10" style:family="paragraph" style:parent-style-name="Heading_20_3">
      <style:paragraph-properties fo:margin-left="0cm" fo:margin-right="0cm" fo:orphans="2" fo:widows="2" fo:text-indent="0cm" style:auto-text-indent="false"/>
      <style:text-properties fo:font-variant="normal" fo:text-transform="none" fo:color="#595959" loext:opacity="100%" style:font-name="sans-serif" fo:letter-spacing="normal" fo:font-style="normal" fo:font-weight="normal"/>
    </style:style>
    <style:style style:name="P11" style:family="paragraph" style:parent-style-name="Preformatted_20_Text">
      <style:paragraph-properties fo:orphans="2" fo:widows="2"/>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margin-top="0cm" fo:margin-bottom="0cm" style:contextual-spacing="false"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officeooo:rsid="001a8cd3" officeooo:paragraph-rsid="001a8cd3"/>
    </style:style>
    <style:style style:name="P15" style:family="paragraph" style:parent-style-name="Text_20_body">
      <style:paragraph-properties fo:margin-left="0cm" fo:margin-right="0cm" fo:orphans="2" fo:widows="2" fo:text-indent="0cm" style:auto-text-indent="false"/>
      <style:text-properties officeooo:rsid="001a8cd3" officeooo:paragraph-rsid="002be91f"/>
    </style:style>
    <style:style style:name="P16" style:family="paragraph" style:parent-style-name="Text_20_body">
      <style:paragraph-properties fo:margin-left="0cm" fo:margin-right="0cm" fo:orphans="2" fo:widows="2" fo:text-indent="0cm" style:auto-text-indent="false"/>
      <style:text-properties officeooo:rsid="001e888d" officeooo:paragraph-rsid="001e888d"/>
    </style:style>
    <style:style style:name="P17" style:family="paragraph" style:parent-style-name="Text_20_body">
      <style:paragraph-properties fo:margin-left="0cm" fo:margin-right="0cm" fo:orphans="2" fo:widows="2" fo:text-indent="0cm" style:auto-text-indent="false"/>
      <style:text-properties officeooo:rsid="001f29f4" officeooo:paragraph-rsid="001f29f4"/>
    </style:style>
    <style:style style:name="P18" style:family="paragraph" style:parent-style-name="Table_20_Contents">
      <style:text-properties officeooo:paragraph-rsid="002a337e"/>
    </style:style>
    <style:style style:name="P19" style:family="paragraph" style:parent-style-name="Table_20_Contents">
      <style:paragraph-properties fo:margin-top="0cm" fo:margin-bottom="0.12cm" style:contextual-spacing="false"/>
      <style:text-properties officeooo:paragraph-rsid="002a337e"/>
    </style:style>
    <style:style style:name="P20" style:family="paragraph" style:parent-style-name="Title">
      <style:paragraph-properties fo:text-align="start" style:justify-single-word="false"/>
      <style:text-properties fo:font-size="18pt" style:font-size-asian="18pt" style:font-size-complex="18pt"/>
    </style:style>
    <style:style style:name="P21" style:family="paragraph" style:parent-style-name="Heading_20_1">
      <style:paragraph-properties fo:margin-left="0cm" fo:margin-right="0cm" fo:orphans="2" fo:widows="2" fo:text-indent="0cm" style:auto-text-indent="false"/>
      <style:text-properties fo:font-variant="normal" fo:text-transform="none" fo:color="#595959" loext:opacity="100%" style:font-name="Liberation Sans" fo:font-size="14pt" fo:letter-spacing="normal" fo:font-style="normal" fo:font-weight="normal" officeooo:paragraph-rsid="0012d55a" style:font-size-asian="14pt" style:font-size-complex="14pt"/>
    </style:style>
    <style:style style:name="P22" style:family="paragraph" style:parent-style-name="Heading_20_1">
      <style:paragraph-properties fo:margin-left="0cm" fo:margin-right="0cm" fo:orphans="2" fo:widows="2" fo:text-indent="0cm" style:auto-text-indent="false"/>
      <style:text-properties fo:font-variant="normal" fo:text-transform="none" fo:color="#595959" loext:opacity="100%" style:font-name="sans-serif" fo:font-size="14pt" fo:letter-spacing="normal" fo:font-style="normal" fo:font-weight="normal" officeooo:paragraph-rsid="0012d55a" style:font-name-asian="PingFang SC" style:font-size-asian="14pt" style:font-weight-asian="bold" style:font-name-complex="Arial Unicode MS1" style:font-size-complex="14pt" style:font-weight-complex="bold"/>
    </style:style>
    <style:style style:name="P23" style:family="paragraph" style:parent-style-name="Heading_20_1">
      <style:paragraph-properties fo:margin-left="0cm" fo:margin-right="0cm" fo:orphans="2" fo:widows="2" fo:text-indent="0cm" style:auto-text-indent="false"/>
      <style:text-properties fo:font-variant="normal" fo:text-transform="none" fo:color="#595959" loext:opacity="100%" style:font-name="sans-serif" fo:font-size="14pt" fo:letter-spacing="normal" fo:font-style="normal" fo:font-weight="normal" officeooo:paragraph-rsid="0012d55a" style:font-size-asian="14pt" style:font-size-complex="14pt"/>
    </style:style>
    <style:style style:name="P24" style:family="paragraph" style:parent-style-name="Heading_20_1">
      <style:paragraph-properties fo:margin-left="0cm" fo:margin-right="0cm" fo:orphans="2" fo:widows="2" fo:text-indent="0cm" style:auto-text-indent="false"/>
      <style:text-properties fo:font-variant="normal" fo:text-transform="none" fo:color="#595959" loext:opacity="100%" style:font-name="sans-serif" fo:font-size="11pt" fo:letter-spacing="normal" fo:font-style="normal" fo:font-weight="normal" officeooo:paragraph-rsid="0012d55a" style:font-size-asian="11pt" style:font-size-complex="11pt"/>
    </style:style>
    <style:style style:name="P25" style:family="paragraph" style:parent-style-name="Table_20_Contents">
      <style:text-properties style:font-name="sans-serif" fo:font-size="12pt" officeooo:paragraph-rsid="002dedac"/>
    </style:style>
    <style:style style:name="P26" style:family="paragraph" style:parent-style-name="Table_20_Contents">
      <style:paragraph-properties fo:margin-top="0cm" fo:margin-bottom="0.12cm" style:contextual-spacing="false"/>
      <style:text-properties style:font-name="sans-serif" fo:font-size="10pt" officeooo:rsid="002921ba" officeooo:paragraph-rsid="002a337e" style:font-size-asian="10pt" style:font-size-complex="10pt"/>
    </style:style>
    <style:style style:name="T1" style:family="text">
      <style:text-properties style:font-name="sans-serif"/>
    </style:style>
    <style:style style:name="T2" style:family="text">
      <style:text-properties style:font-name="sans-serif" officeooo:rsid="00c50dec"/>
    </style:style>
    <style:style style:name="T3" style:family="text">
      <style:text-properties style:font-name="sans-serif" officeooo:rsid="00041168" style:font-name-asian="Songti SC" style:font-weight-asian="bold" style:font-name-complex="Arial Unicode MS1" style:font-weight-complex="bold"/>
    </style:style>
    <style:style style:name="T4" style:family="text">
      <style:text-properties style:font-name="sans-serif" style:font-name-asian="PingFang SC" style:font-weight-asian="bold" style:font-name-complex="Arial Unicode MS1" style:font-weight-complex="bold"/>
    </style:style>
    <style:style style:name="T5" style:family="text">
      <style:text-properties style:font-name="sans-serif" officeooo:rsid="00c50dec" style:font-name-asian="PingFang SC" style:font-weight-asian="bold" style:font-name-complex="Arial Unicode MS1" style:font-weight-complex="bold"/>
    </style:style>
    <style:style style:name="T6" style:family="text">
      <style:text-properties style:font-name="sans-serif" fo:font-size="10pt" officeooo:rsid="002921ba" style:font-size-asian="10pt" style:font-size-complex="10pt"/>
    </style:style>
    <style:style style:name="T7" style:family="text">
      <style:text-properties style:font-name="sans-serif" fo:font-size="10pt" officeooo:rsid="002a337e" style:font-size-asian="10pt" style:font-size-complex="10pt"/>
    </style:style>
    <style:style style:name="T8" style:family="text">
      <style:text-properties style:font-name="sans-serif" officeooo:rsid="0018e6c2"/>
    </style:style>
    <style:style style:name="T9" style:family="text">
      <style:text-properties style:font-name="sans-serif" officeooo:rsid="001705ad"/>
    </style:style>
    <style:style style:name="T10" style:family="text">
      <style:text-properties style:font-name="sans-serif" officeooo:rsid="00189fdc"/>
    </style:style>
    <style:style style:name="T11" style:family="text">
      <style:text-properties style:font-name="sans-serif" officeooo:rsid="0030926b"/>
    </style:style>
    <style:style style:name="T12" style:family="text">
      <style:text-properties fo:font-size="9pt" fo:font-style="normal" fo:font-weight="normal"/>
    </style:style>
    <style:style style:name="T13" style:family="text">
      <style:text-properties fo:font-variant="normal" fo:text-transform="none" fo:color="#000000" loext:opacity="100%" style:font-name="sans-serif" fo:font-size="9pt" fo:letter-spacing="normal" fo:font-style="normal" fo:font-weight="normal"/>
    </style:style>
    <style:style style:name="T14" style:family="text">
      <style:text-properties fo:font-variant="normal" fo:text-transform="none" fo:color="#000000" loext:opacity="100%" style:font-name="sans-serif" fo:font-size="11pt" fo:letter-spacing="normal" fo:font-style="normal" fo:font-weight="normal" style:font-size-asian="11pt" style:font-size-complex="11pt"/>
    </style:style>
    <style:style style:name="T1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16" style:family="text">
      <style:text-properties fo:font-variant="normal" fo:text-transform="none" fo:color="#000000" loext:opacity="100%" style:font-name="Liberation Sans" fo:font-size="11pt" fo:letter-spacing="normal" fo:font-style="normal" fo:font-weight="normal" officeooo:rsid="0016a086" style:font-size-asian="11pt" style:font-size-complex="11pt"/>
    </style:style>
    <style:style style:name="T17" style:family="text">
      <style:text-properties fo:font-variant="normal" fo:text-transform="none" fo:color="#000000" loext:opacity="100%" style:font-name="Liberation Sans" fo:font-size="11pt" fo:letter-spacing="normal" fo:font-style="normal" fo:font-weight="normal" officeooo:rsid="001d8b30" style:font-size-asian="11pt" style:font-size-complex="11pt"/>
    </style:style>
    <style:style style:name="T18" style:family="text">
      <style:text-properties fo:font-variant="normal" fo:text-transform="none" fo:color="#000000" loext:opacity="100%" style:font-name="Liberation Sans" fo:font-size="11pt" fo:letter-spacing="normal" fo:font-style="normal" fo:font-weight="normal" officeooo:rsid="001f29f4" style:font-size-asian="11pt" style:font-size-complex="11pt"/>
    </style:style>
    <style:style style:name="T19" style:family="text">
      <style:text-properties fo:font-variant="normal" fo:text-transform="none" fo:color="#000000" loext:opacity="100%" style:font-name="Liberation Sans" fo:font-size="11pt" fo:letter-spacing="normal" fo:font-style="normal" fo:font-weight="normal" officeooo:rsid="002be91f" style:font-size-asian="11pt" style:font-size-complex="11pt"/>
    </style:style>
    <style:style style:name="T20" style:family="text">
      <style:text-properties fo:font-variant="normal" fo:text-transform="none" fo:color="#000000" loext:opacity="100%" style:font-name="Liberation Sans" fo:font-size="11pt" fo:letter-spacing="normal" fo:font-style="normal" fo:font-weight="normal" officeooo:rsid="0031cdeb" style:font-size-asian="11pt" style:font-size-complex="11pt"/>
    </style:style>
    <style:style style:name="T21" style:family="text">
      <style:text-properties fo:font-variant="normal" fo:text-transform="none" fo:color="#000000" loext:opacity="100%" style:font-name="Liberation Mono" fo:font-size="11pt" fo:letter-spacing="normal" fo:font-style="normal" fo:font-weight="normal" style:font-size-asian="11pt" style:font-size-complex="11pt"/>
    </style:style>
    <style:style style:name="T22" style:family="text">
      <style:text-properties fo:font-variant="normal" fo:text-transform="none" fo:color="#000000" loext:opacity="100%" style:font-name="Liberation Mono" fo:font-size="11pt" fo:letter-spacing="normal" fo:font-style="normal" fo:font-weight="normal" officeooo:rsid="00249942" style:font-size-asian="11pt" style:font-size-complex="11pt"/>
    </style:style>
    <style:style style:name="T23" style:family="text">
      <style:text-properties fo:font-variant="normal" fo:text-transform="none" fo:color="#000000" loext:opacity="100%" style:font-name="Liberation Mono" fo:font-size="11pt" fo:letter-spacing="normal" fo:font-style="normal" fo:font-weight="normal" officeooo:rsid="001d8b30" style:font-size-asian="11pt" style:font-size-complex="11pt"/>
    </style:style>
    <style:style style:name="T24" style:family="text">
      <style:text-properties fo:font-variant="normal" fo:text-transform="none" fo:color="#000000" loext:opacity="100%" style:font-name="Liberation Mono" fo:font-size="11pt" fo:letter-spacing="normal" fo:font-style="normal" fo:font-weight="normal" officeooo:rsid="002be91f" style:font-size-asian="11pt" style:font-size-complex="11pt"/>
    </style:style>
    <style:style style:name="T25" style:family="text">
      <style:text-properties fo:font-variant="normal" fo:text-transform="none" fo:color="#000000" loext:opacity="100%" style:font-name="Liberation Mono" fo:font-size="9pt" fo:letter-spacing="normal" fo:font-style="normal" fo:font-weight="normal" officeooo:rsid="002a337e" style:font-size-asian="10pt" style:font-size-complex="10pt"/>
    </style:style>
    <style:style style:name="T26" style:family="text">
      <style:text-properties fo:font-variant="normal" fo:text-transform="none" fo:color="#800080" loext:opacity="100%" style:font-name="sans-serif" fo:font-size="9pt" fo:letter-spacing="normal" fo:font-style="normal" fo:font-weight="normal"/>
    </style:style>
    <style:style style:name="T27" style:family="text">
      <style:text-properties fo:font-variant="normal" fo:text-transform="none" fo:color="#800080" loext:opacity="100%" style:font-name="sans-serif" fo:font-size="11pt" fo:letter-spacing="normal" fo:font-style="normal" fo:font-weight="normal" style:font-size-asian="11pt" style:font-size-complex="11pt"/>
    </style:style>
    <style:style style:name="T28" style:family="text">
      <style:text-properties fo:font-variant="normal" fo:text-transform="none" fo:color="#666666" loext:opacity="100%" style:font-name="Liberation Sans" fo:font-size="11pt" fo:letter-spacing="normal" fo:font-style="normal" fo:font-weight="bold" style:font-size-asian="11pt" style:font-size-complex="11pt"/>
    </style:style>
    <style:style style:name="T29" style:family="text">
      <style:text-properties officeooo:rsid="00c50dec"/>
    </style:style>
    <style:style style:name="T30" style:family="text">
      <style:text-properties officeooo:rsid="00041168"/>
    </style:style>
    <style:style style:name="T31" style:family="text">
      <style:text-properties fo:font-size="14pt" style:font-name-asian="PingFang SC" style:font-size-asian="14pt" style:font-weight-asian="bold" style:font-name-complex="Arial Unicode MS1" style:font-size-complex="14pt" style:font-weight-complex="bold"/>
    </style:style>
    <style:style style:name="T32" style:family="text">
      <style:text-properties fo:font-size="14pt" officeooo:rsid="00c50dec" style:font-name-asian="PingFang SC" style:font-size-asian="14pt" style:font-weight-asian="bold" style:font-name-complex="Arial Unicode MS1" style:font-size-complex="14pt" style:font-weight-complex="bold"/>
    </style:style>
    <style:style style:name="T33" style:family="text">
      <style:text-properties fo:font-size="14pt" officeooo:rsid="00041168" style:font-name-asian="PingFang SC" style:font-size-asian="14pt" style:font-weight-asian="bold" style:font-name-complex="Arial Unicode MS1" style:font-size-complex="14pt" style:font-weight-complex="bold"/>
    </style:style>
    <style:style style:name="T34" style:family="text">
      <style:text-properties style:font-name-asian="PingFang SC" style:font-weight-asian="bold" style:font-name-complex="Arial Unicode MS1" style:font-weight-complex="bold"/>
    </style:style>
    <style:style style:name="T35" style:family="text">
      <style:text-properties officeooo:rsid="00c50dec" style:font-name-asian="PingFang SC" style:font-weight-asian="bold" style:font-name-complex="Arial Unicode MS1" style:font-weight-complex="bold"/>
    </style:style>
    <style:style style:name="T36" style:family="text">
      <style:text-properties officeooo:rsid="006db05f" style:font-name-asian="PingFang SC" style:font-weight-asian="bold" style:font-name-complex="Arial Unicode MS1" style:font-weight-complex="bold"/>
    </style:style>
    <style:style style:name="T37" style:family="text">
      <style:text-properties officeooo:rsid="0012d55a" style:font-name-asian="PingFang SC" style:font-weight-asian="bold" style:font-name-complex="Arial Unicode MS1" style:font-weight-complex="bold"/>
    </style:style>
    <style:style style:name="T38" style:family="text">
      <style:text-properties officeooo:rsid="0012d55a"/>
    </style:style>
    <style:style style:name="T39" style:family="text">
      <style:text-properties style:font-name="Liberation Mono"/>
    </style:style>
    <style:style style:name="T40" style:family="text">
      <style:text-properties style:font-name="Liberation Mono" officeooo:rsid="00189fdc"/>
    </style:style>
    <style:style style:name="T41" style:family="text">
      <style:text-properties style:font-name="Liberation Mono" officeooo:rsid="0021cae2"/>
    </style:style>
    <style:style style:name="T42" style:family="text">
      <style:text-properties style:font-name="Liberation Mono" fo:font-size="10pt" style:font-size-asian="10pt" style:font-size-complex="10pt"/>
    </style:style>
    <style:style style:name="T43" style:family="text">
      <style:text-properties style:font-name="Liberation Mono" fo:font-size="10pt" officeooo:rsid="002a337e" style:font-size-asian="10pt" style:font-size-complex="10pt"/>
    </style:style>
    <style:style style:name="T44" style:family="text">
      <style:text-properties style:font-name="Liberation Mono" fo:font-size="10pt" officeooo:rsid="002921ba" style:font-size-asian="10pt" style:font-size-complex="10pt"/>
    </style:style>
    <style:style style:name="T45" style:family="text">
      <style:text-properties style:font-name="Liberation Sans"/>
    </style:style>
    <style:style style:name="T46" style:family="text">
      <style:text-properties style:font-name="Liberation Sans" officeooo:rsid="00189fdc"/>
    </style:style>
    <style:style style:name="T47" style:family="text">
      <style:text-properties style:font-name="Liberation Sans" officeooo:rsid="002379b8"/>
    </style:style>
    <style:style style:name="T48" style:family="text">
      <style:text-properties fo:color="#000080" loext:opacity="100%" style:font-name="sans-serif" officeooo:rsid="0018e6c2"/>
    </style:style>
    <style:style style:name="T49" style:family="text">
      <style:text-properties fo:color="#000080" loext:opacity="100%" style:font-name="sans-serif" officeooo:rsid="00189fdc"/>
    </style:style>
    <style:style style:name="T50" style:family="text">
      <style:text-properties officeooo:rsid="00189fdc"/>
    </style:style>
    <style:style style:name="T51" style:family="text">
      <style:text-properties officeooo:rsid="0021cae2"/>
    </style:style>
    <style:style style:name="T52" style:family="text">
      <style:text-properties officeooo:rsid="002379b8"/>
    </style:style>
    <style:style style:name="T53" style:family="text">
      <style:text-properties officeooo:rsid="0027587e"/>
    </style:style>
    <style:style style:name="T54" style:family="text">
      <style:text-properties fo:color="#808080" loext:opacity="100%" style:font-name="Liberation Mono" fo:font-size="9pt" officeooo:rsid="002a337e" style:font-size-asian="9pt" style:font-size-complex="9pt"/>
    </style:style>
    <style:style style:name="T55" style:family="text">
      <style:text-properties fo:color="#808080" loext:opacity="100%" style:font-name="Liberation Mono" fo:font-size="9pt" officeooo:rsid="002a337e" style:font-name-asian="Liberation Mono" style:font-size-asian="9pt" style:font-name-complex="Liberation Mono"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eleccionar una opción entre una lista de alternativas</text:p>
      <text:h text:style-name="P21" text:outline-level="1"><text:bookmark-start text:name="__RefHeading___Toc9585_1735439171"/><text:span text:style-name="T2">1. </text:span><text:span text:style-name="T1">Des</text:span><text:span text:style-name="T3">cripción</text:span><text:bookmark-end text:name="__RefHeading___Toc9585_1735439171"/></text:h>
      <text:p text:style-name="P12"><text:span text:style-name="Source_20_Text"><text:span text:style-name="T16">switch</text:span></text:span><text:span text:style-name="T16"> evaluates </text:span><text:span text:style-name="Source_20_Text"><text:span text:style-name="T16">EXPR</text:span></text:span><text:span text:style-name="T16"> and accordingly chooses one of the further arguments (in </text:span><text:span text:style-name="Source_20_Text"><text:span text:style-name="T16">...</text:span></text:span><text:span text:style-name="T16">).</text:span></text:p>
      <text:p text:style-name="P7"><text:span text:style-name="T10">La</text:span><text:span text:style-name="T9"> </text:span><text:span text:style-name="T10">función</text:span><text:span text:style-name="T9"> </text:span><text:span text:style-name="T40">switch()</text:span><text:span text:style-name="T9"> </text:span><text:span text:style-name="T10">es</text:span><text:span text:style-name="T8"> </text:span><text:span text:style-name="T10">una</text:span><text:span text:style-name="T8"> </text:span><text:span text:style-name="T11">declaración</text:span><text:span text:style-name="T48"> </text:span><text:span text:style-name="T49">de control</text:span><text:span text:style-name="T8"> </text:span><text:span text:style-name="T10">de selección múltiple </text:span><text:span text:style-name="T46">que permite elegir una ruta de ejecución entre una lista de </text:span><text:span text:style-name="T51">varias</text:span><text:span text:style-name="T46"> alternativas </text:span><text:span text:style-name="T51">predefinidas</text:span><text:span text:style-name="T46">. </text:span><text:span text:style-name="T39">switch()</text:span> eval<text:span text:style-name="T51">u</text:span>a<text:span text:style-name="T51">rá</text:span> el <text:span text:style-name="T50">valor del</text:span> objeto <text:span text:style-name="T51">asignado al</text:span> argumento <text:span text:style-name="T39">EXPR=</text:span> y <text:span text:style-name="T50">coteja</text:span><text:span text:style-name="T51">rá</text:span> <text:span text:style-name="T52">su contenido</text:span> <text:span text:style-name="T50">con una lista de opciones, la</text:span><text:span text:style-name="T51">s</text:span><text:span text:style-name="T50"> cual</text:span><text:span text:style-name="T51">es</text:span><text:span text:style-name="T50"> </text:span><text:span text:style-name="T52">podrán </text:span><text:span text:style-name="T53">definirse</text:span><text:span text:style-name="T50"> en los otros argumentos. </text:span><text:span text:style-name="T51">Si encuentra una coincidencia entre el valor del argumento </text:span><text:span text:style-name="T41">EXPR=</text:span><text:span text:style-name="T51"> y una de las opciones,</text:span><text:span text:style-name="T50"> </text:span><text:span text:style-name="T53">se </text:span><text:span text:style-name="T51">ejecutará</text:span><text:span text:style-name="T53">n</text:span><text:span text:style-name="T51"> las acciones predefinidas para esa opción y</text:span> el valor de la llamada a la función <text:span text:style-name="T39">switch()</text:span><text:span text:style-name="T45"> </text:span><text:span text:style-name="T47">será el valor del argumento seleccionado</text:span><text:span text:style-name="T45">.</text:span></text:p>
      <text:h text:style-name="P21" text:outline-level="1"><text:bookmark-start text:name="__RefHeading___Toc9587_1735439171"/><text:span text:style-name="T5">2. </text:span><text:span text:style-name="T4">Forma de uso o sintaxis</text:span><text:bookmark-end text:name="__RefHeading___Toc9587_1735439171"/></text:h>
      <text:p text:style-name="P1">switch(EXPR, ...)</text:p>
      <text:h text:style-name="P22" text:outline-level="1"><text:bookmark-start text:name="__RefHeading___Toc9589_1735439171"/><text:span text:style-name="T29">3. </text:span>Argument<text:span text:style-name="T30">o</text:span>s<text:bookmark-end text:name="__RefHeading___Toc9589_1735439171"/></text:h>
      <table:table table:name="Table2" table:style-name="Table2">
        <table:table-column table:style-name="Table2.A"/>
        <table:table-column table:style-name="Table2.B"/>
        <table:table-row table:style-name="TableLine140177989930720">
          <table:table-cell table:style-name="Table2.A1" office:value-type="string">
            <text:p text:style-name="Table_20_Contents"><text:span text:style-name="Source_20_Text"><text:span text:style-name="T42">EXPR</text:span></text:span></text:p>
            <text:p text:style-name="P18"><text:span text:style-name="Source_20_Text"><text:span text:style-name="T54">expresi</text:span></text:span><text:span text:style-name="Source_20_Text"><text:span text:style-name="T55">ó</text:span></text:span><text:span text:style-name="Source_20_Text"><text:span text:style-name="T54">n</text:span></text:span></text:p>
          </table:table-cell>
          <table:table-cell table:style-name="Table2.B1" office:value-type="string">
            <text:p text:style-name="P26">Una expresión que devolverá un número o una cadena de caracteres.</text:p>
          </table:table-cell>
        </table:table-row>
        <table:table-row table:style-name="TableLine140177929762416">
          <table:table-cell table:style-name="Table2.A1" office:value-type="string">
            <text:p text:style-name="Table_20_Contents"><text:span text:style-name="Source_20_Text"><text:span text:style-name="T42">...</text:span></text:span></text:p>
          </table:table-cell>
          <table:table-cell table:style-name="Table2.B1" office:value-type="string">
            <text:p text:style-name="P19"><text:span text:style-name="T6">La lista de alternativas. Si el argumento </text:span><text:span text:style-name="T44">EXPR</text:span><text:span text:style-name="T43">=</text:span><text:span text:style-name="T6"> devuelve un valor de tipo cadena de caracteres entonces las alternativas </text:span><text:span text:style-name="T7">deberán llevar</text:span><text:span text:style-name="T6"> un nombre </text:span><text:span text:style-name="T7">(por ejemplo: </text:span><text:span text:style-name="T43">alternativa_1 = print(</text:span><text:span text:style-name="T25">"</text:span><text:span text:style-name="T43">Hola mundo</text:span><text:span text:style-name="T25">"</text:span><text:span text:style-name="T43">)</text:span><text:span text:style-name="T6">, salvo por una alternativa que será utilizada como el valor por omisión.</text:span></text:p>
          </table:table-cell>
        </table:table-row>
      </table:table>
      <text:h text:style-name="P24" text:outline-level="1"><text:bookmark-start text:name="__RefHeading___Toc9591_1735439171"/><text:span text:style-name="T32">4. </text:span><text:span text:style-name="T31">Deta</text:span><text:span text:style-name="T33">lles</text:span><text:bookmark-end text:name="__RefHeading___Toc9591_1735439171"/></text:h>
      <text:p text:style-name="P12"><text:span text:style-name="Source_20_Text"><text:span text:style-name="T16">switch</text:span></text:span><text:span text:style-name="T16"> works in two distinct ways depending whether the first argument evaluates to a character string or a number.</text:span></text:p>
      <text:p text:style-name="P14"><text:span text:style-name="T22">s</text:span><text:span text:style-name="T21">witch()</text:span><text:span text:style-name="T15"> funciona</text:span><text:span text:style-name="T20">rá</text:span><text:span text:style-name="T15"> de dos maneras diferentes dependiendo de si el primer argumento evalúa a una cadena de caracteres o a número.</text:span></text:p>
      <text:p text:style-name="P12"><text:span text:style-name="T16">If the value of </text:span><text:span text:style-name="Source_20_Text"><text:span text:style-name="T16">EXPR</text:span></text:span><text:span text:style-name="T16"> is not a character string it is coerced to integer. Note that this also happens for </text:span><text:a xlink:type="simple" xlink:href="http://127.0.0.1:41252/help/library/base/help/factor" text:style-name="Internet_20_link" text:visited-style-name="Visited_20_Internet_20_Link"><text:span text:style-name="Source_20_Text"><text:span text:style-name="T16">factor</text:span></text:span></text:a><text:span text:style-name="T16">s, with a warning, as typically the character level is meant. If the integer is between 1 and </text:span><text:span text:style-name="Source_20_Text"><text:span text:style-name="T16">nargs()-1</text:span></text:span><text:span text:style-name="T16"> then the corresponding element of </text:span><text:span text:style-name="Source_20_Text"><text:span text:style-name="T16">...</text:span></text:span><text:span text:style-name="T16"> is evaluated and the result returned: thus if the first argument is </text:span><text:span text:style-name="Source_20_Text"><text:span text:style-name="T16">3</text:span></text:span><text:span text:style-name="T16"> then the fourth argument is evaluated and returned.</text:span></text:p>
      <text:p text:style-name="P15"><text:span text:style-name="T16">S</text:span><text:span text:style-name="T15">i el valor del argumento </text:span><text:span text:style-name="T21">EXPR=</text:span><text:span text:style-name="T15"> no es una cadena de caracteres entonces este valor será coaccionado a un valor entero. Advierta que esto también ocurrirá para los factores, bajo una advertencia, ya que usualmente lo que se desea cotejar es el texto de las etiquetas. </text:span><text:span text:style-name="T17">Si el entero está entre entre 1 y el número de argumentos </text:span><text:span text:style-name="T19">de la estructura </text:span><text:span text:style-name="T24">switch()</text:span><text:span text:style-name="T19"> </text:span><text:span text:style-name="T17">menos 1 (</text:span><text:span text:style-name="T23">nargs()-1</text:span><text:span text:style-name="T17">), entonces el elemento correspondiente del argumento que acepta más argumentos será evaluado y el resultado será devuelto. Así, si el primer argumento es 3 entonces el cuarto argumento será evaluado y devuelto.</text:span></text:p>
      <text:p text:style-name="P12"><text:soft-page-break/><text:span text:style-name="T16">If </text:span><text:span text:style-name="Source_20_Text"><text:span text:style-name="T16">EXPR</text:span></text:span><text:span text:style-name="T16"> evaluates to a character string then that string is matched (exactly) to the names of the elements in </text:span><text:span text:style-name="Source_20_Text"><text:span text:style-name="T16">...</text:span></text:span><text:span text:style-name="T16">. If there is a match then that element is evaluated unless it is missing, in which case the next non-missing element is evaluated, so for example </text:span><text:span text:style-name="Source_20_Text"><text:span text:style-name="T16">switch("cc", a = 1, cc =, cd =, d = 2)</text:span></text:span><text:span text:style-name="T16"> evaluates to </text:span><text:span text:style-name="Source_20_Text"><text:span text:style-name="T16">2</text:span></text:span><text:span text:style-name="T16">. If there is more than one match, the first matching element is used. In the case of no match, if there is an unnamed element of </text:span><text:span text:style-name="Source_20_Text"><text:span text:style-name="T16">...</text:span></text:span><text:span text:style-name="T16"> its value is returned. (If there is more than one such argument an error is signaled.)</text:span></text:p>
      <text:p text:style-name="P16"><text:span text:style-name="T16">S</text:span><text:span text:style-name="T15">i el argumento EXPR= evalúa a una cadena de caracteres entonces esa cadena será cotejada exactamente con los nombres de los elementos en la lista de argumentos (…). Si hay una coincidencia, entonces ese elemento será evaluado a menos que no esté disponible, en cuyo caso el siguiente elemento no faltante será evaluado. Así, por ejemplo, la expresión switch(“cc”, a=1, cc=, d=2) evaluará a 2. Si hay más de una coincidencia, se utilizará el primer elemento cotejado. En caso que no exista ninguna coincidencia, si hay un elemento sin nombre en la lista de argumentos (…) su valor será devuelto. </text:span><text:span text:style-name="T18">Se devolverá un error s</text:span><text:span text:style-name="T15">i </text:span><text:span text:style-name="T18">existe</text:span><text:span text:style-name="T15"> más de un </text:span><text:span text:style-name="T18">un argumento que haya quedado sin nombrar.</text:span></text:p>
      <text:p text:style-name="P12"><text:span text:style-name="T16">The first argument is always taken to be </text:span><text:span text:style-name="Source_20_Text"><text:span text:style-name="T16">EXPR</text:span></text:span><text:span text:style-name="T16">: if it is named its name must (partially) match.</text:span></text:p>
      <text:p text:style-name="P17"><text:span text:style-name="T16">S</text:span><text:span text:style-name="T15">e tomará siempre al primer argumento como el argumento EXPR=, si está nombrado deberá al menos coincidir parcialmente.</text:span></text:p>
      <text:p text:style-name="P6">A warning is signaled if no alternatives are provided, as this is usually a coding error.</text:p>
      <text:p text:style-name="P8">Se emitirá una advertencia si no se aportan alternativas, ya que suele tratarse de un error de programación.</text:p>
      <text:p text:style-name="P12"><text:span text:style-name="T16">This is implemented as a </text:span><text:a xlink:type="simple" xlink:href="http://127.0.0.1:41252/help/library/base/help/primitive" text:style-name="Internet_20_link" text:visited-style-name="Visited_20_Internet_20_Link">primitive</text:a><text:span text:style-name="T16"> function that only evaluates its first argument and one other if one is selected.</text:span></text:p>
      <text:p text:style-name="P17"><text:span text:style-name="T16">E</text:span><text:span text:style-name="T15">sta función está implementada como una función primitiva que sólo evaluará su primer argumento y algún otro si uno es seleccionado.</text:span></text:p>
      <text:h text:style-name="P23" text:outline-level="1"><text:bookmark-start text:name="__RefHeading___Toc9593_1735439171"/><text:span text:style-name="T35">5. </text:span><text:span text:style-name="T34">Val</text:span><text:span text:style-name="T36">or devuelto</text:span><text:bookmark-end text:name="__RefHeading___Toc9593_1735439171"/></text:h>
      <text:p text:style-name="P12"><text:span text:style-name="T15">The value of one of the elements of </text:span><text:span text:style-name="Source_20_Text"><text:span text:style-name="T15">...</text:span></text:span><text:span text:style-name="T15">, or </text:span><text:span text:style-name="Source_20_Text"><text:span text:style-name="T15">NULL</text:span></text:span><text:span text:style-name="T15">, invisibly (whenever no element is selected). </text:span><text:span text:style-name="T18">El valor de uno de los elementos de la lista de argumentos o un valor nulo (NULL) de manera invisible, cuando ningún elemento haya sido seleccionado. </text:span></text:p>
      <text:p text:style-name="P12"><text:span text:style-name="T14">The result has the visibility (see </text:span><text:a xlink:type="simple" xlink:href="http://127.0.0.1:41252/help/library/base/help/invisible" text:style-name="Internet_20_link" text:visited-style-name="Visited_20_Internet_20_Link"><text:span text:style-name="Source_20_Text"><text:span text:style-name="T27">invisible</text:span></text:span></text:a><text:span text:style-name="T14">) of the element evaluated.</text:span></text:p>
      <text:p text:style-name="P9">El resultado tiene la visibilidad del elemento evaluada, para más información véase la página de ayuda sobre impresión invisible en pantalla.</text:p>
      <text:h text:style-name="P23" text:outline-level="1"><text:bookmark-start text:name="__RefHeading___Toc9593_17354391711"/><text:span text:style-name="T37">6</text:span><text:span text:style-name="T35">. </text:span><text:span text:style-name="T37">Advertencia</text:span><text:bookmark-end text:name="__RefHeading___Toc9593_17354391711"/></text:h>
      <text:p text:style-name="P12"><text:span text:style-name="T15">It is possible to write calls to </text:span><text:span text:style-name="Source_20_Text"><text:span text:style-name="T15">switch</text:span></text:span><text:span text:style-name="T15"> that can be confusing and may not work in the same way in earlier versions of </text:span><text:span text:style-name="T28">R</text:span><text:span text:style-name="T15">. For compatibility (and clarity), always have </text:span><text:span text:style-name="Source_20_Text"><text:span text:style-name="T15">EXPR</text:span></text:span><text:span text:style-name="T15"> as the first argument, naming it if partial matching is a possibility. For the character-string form, have a single unnamed argument as the default after the named values.</text:span></text:p>
      <text:p text:style-name="P8"><text:soft-page-break/>Es posible escribir llamadas a switch() que puedan ser confusas y podrían no funcionar de la misma manera que en versiones anteriores de R. Para compatibilidad y claridad, siempre utilice EXPR= como el primer argumento, nombrándolo si las coincidencias parciales son una posibilidad. Para la forma de cadena de caracteres, coloque un solo valor sin nombrar como el valor predeterminado después de los valores nombrados.</text:p>
      <text:h text:style-name="P23" text:outline-level="1"><text:bookmark-start text:name="__RefHeading___Toc9593_17354391712"/><text:span text:style-name="T37">6</text:span><text:span text:style-name="T35">. </text:span><text:span text:style-name="T37">Referencias</text:span><text:bookmark-end text:name="__RefHeading___Toc9593_17354391712"/></text:h>
      <text:p text:style-name="P12"><text:span text:style-name="T15">Becker, R. A., Chambers, J. M. and Wilks, A. R. (1988) </text:span><text:span text:style-name="Emphasis"><text:span text:style-name="T15">The New S Language</text:span></text:span><text:span text:style-name="T15">. Wadsworth &amp; Brooks/Cole.</text:span></text:p>
      <text:h text:style-name="P10" text:outline-level="3"><text:span text:style-name="T38">7. </text:span>E<text:span text:style-name="T38">jemplos</text:span></text:h>
      <text:p text:style-name="P2">require(stats)</text:p>
      <text:p text:style-name="P3">centre &lt;- function(x, type) {</text:p>
      <text:p text:style-name="P5"><text:s text:c="2"/><text:span text:style-name="T12">switch(type,</text:span></text:p>
      <text:p text:style-name="P5"><text:s text:c="9"/><text:span text:style-name="T12">mean = mean(x),</text:span></text:p>
      <text:p text:style-name="P5"><text:s text:c="9"/><text:span text:style-name="T12">median = median(x),</text:span></text:p>
      <text:p text:style-name="P5"><text:s text:c="9"/><text:span text:style-name="T12">trimmed = mean(x, trim = .1))</text:span></text:p>
      <text:p text:style-name="P3">}</text:p>
      <text:p text:style-name="P3">x &lt;- rcauchy(10)</text:p>
      <text:p text:style-name="P3">centre(x, "mean")</text:p>
      <text:p text:style-name="P3">centre(x, "median")</text:p>
      <text:p text:style-name="P3">centre(x, "trimmed")</text:p>
      <text:p text:style-name="P11"/>
      <text:p text:style-name="P3">ccc &lt;- c("b","QQ","a","A","bb")</text:p>
      <text:p text:style-name="P3"># note: cat() produces no output for NULL</text:p>
      <text:p text:style-name="P3">for(ch in ccc)</text:p>
      <text:p text:style-name="P5"><text:s text:c="4"/><text:span text:style-name="T12">cat(ch,":", switch(EXPR = ch, a = 1, b = 2:3), "\n")</text:span></text:p>
      <text:p text:style-name="P3">for(ch in ccc)</text:p>
      <text:p text:style-name="P5"><text:s text:c="4"/><text:span text:style-name="T12">cat(ch,":", switch(EXPR = ch, a =, A = 1, b = 2:3, "Otherwise: last"),"\n")</text:span></text:p>
      <text:p text:style-name="P11"/>
      <text:p text:style-name="P3">## switch(f, *) with a factor f</text:p>
      <text:p text:style-name="P3">ff &lt;- gl(3,1, labels=LETTERS[3:1])</text:p>
      <text:p text:style-name="P3">ff[1] # C</text:p>
      <text:p text:style-name="P3">## so one might expect " is C" here, but</text:p>
      <text:p text:style-name="P3">switch(ff[1], A = "I am A", B="Bb..", C=" is C")# -&gt; "I am A"</text:p>
      <text:p text:style-name="P3">## so we give a warning</text:p>
      <text:p text:style-name="P11"/>
      <text:p text:style-name="P3">## Numeric EXPR does not allow a default value to be specified</text:p>
      <text:p text:style-name="P3">## -- it is always NULL</text:p>
      <text:p text:style-name="P3">for(i in c(-1:3, 9)) <text:s/>print(switch(i, 1, 2 , 3, 4))</text:p>
      <text:p text:style-name="P11"/>
      <text:p text:style-name="P3">## visibility</text:p>
      <text:p text:style-name="P3">switch(1, invisible(pi), pi)</text:p>
      <text:p text:style-name="P4">switch(2, invisible(pi), pi)</text:p>
      <text:p text:style-name="Horizontal_20_Line"/>
      <text:p text:style-name="P13"><text:span text:style-name="T13">[Package </text:span><text:span text:style-name="Emphasis"><text:span text:style-name="T13">base</text:span></text:span><text:span text:style-name="T13"> version 4.1.3 </text:span><text:a xlink:type="simple" xlink:href="http://127.0.0.1:41252/help/library/base/html/00Index.html" text:style-name="Internet_20_link" text:visited-style-name="Visited_20_Internet_20_Link"><text:span text:style-name="T26">Index</text:span></text:a><text:span text:style-name="T13">]</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sans-serif" fo:font-size="12pt" officeooo:paragraph-rsid="002deda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witch {base}<text:tab/><text:tab/><text:tab/><text:tab/><text:tab/><text:tab/><text:tab/><text:tab/><text:tab/><text:tab/> <text:s text:c="3"/>R Documentation</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5T03:37:40.752756572</meta:creation-date>
    <dc:date>2022-05-19T13:48:38.532584231</dc:date>
    <meta:editing-duration>PT2H50M42S</meta:editing-duration>
    <meta:editing-cycles>20</meta:editing-cycles>
    <meta:generator>LibreOffice/7.3.2.2$MacOSX_X86_64 LibreOffice_project/49f2b1bff42cfccbd8f788c8dc32c1c309559be0</meta:generator>
    <meta:document-statistic meta:table-count="1" meta:image-count="0" meta:object-count="0" meta:page-count="3" meta:paragraph-count="66" meta:word-count="1103" meta:character-count="6512" meta:non-whitespace-character-count="5423"/>
  </office:meta>
</office:document-meta>
</file>